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1d38b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fo:font-size="26pt" fo:font-weight="bold" officeooo:paragraph-rsid="0011d38b" style:font-size-asian="26pt" style:font-weight-asian="bold" style:font-size-complex="26pt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11d38b"/>
    </style:style>
    <style:style style:name="P6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tyle="italic" officeooo:rsid="00137365" officeooo:paragraph-rsid="00137365" style:font-style-asian="italic" style:font-style-complex="italic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font-style="italic" officeooo:rsid="00137365" officeooo:paragraph-rsid="00137365" style:font-style-asian="italic" style:font-style-complex="italic"/>
    </style:style>
    <style:style style:name="T1" style:family="text">
      <style:text-properties officeooo:rsid="0011d38b"/>
    </style:style>
    <style:style style:name="T2" style:family="text">
      <style:text-properties officeooo:rsid="00137365"/>
    </style:style>
    <style:style style:name="T3" style:family="text">
      <style:text-properties fo:font-style="italic" officeooo:rsid="00137365" style:font-style-asian="italic" style:font-style-complex="italic"/>
    </style:style>
    <style:style style:name="T4" style:family="text">
      <style:text-properties fo:font-style="italic" officeooo:rsid="00176b88" style:font-style-asian="italic" style:font-style-complex="italic"/>
    </style:style>
    <style:style style:name="T5" style:family="text">
      <style:text-properties officeooo:rsid="00176b8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1">Landing Page</text:span></text:p>
      <text:p text:style-name="P3"/>
      <text:p text:style-name="P3"/>
      <text:list xml:id="list606566027" text:style-name="L1">
        <text:list-item>
          <text:p text:style-name="P5">Qual é a empresa fictícia que será utilizada na página? <text:span text:style-name="T3">4Food – Ramo de mercado e comida</text:span></text:p>
          <text:p text:style-name="P5"/>
        </text:list-item>
        <text:list-item>
          <text:p text:style-name="P6">Onde estarão localizados o cabeçalho e o rodapé? <text:span text:style-name="T3">Nav, rodapé rede sociais e contatos</text:span></text:p>
        </text:list-item>
      </text:list>
      <text:p text:style-name="P1"/>
      <text:list xml:id="list142115373718195" text:continue-numbering="true" text:style-name="L1">
        <text:list-item>
          <text:p text:style-name="P6">Qual é o título do site? <text:span text:style-name="T2">f</text:span><text:span text:style-name="T3">ourfoodmarcket</text:span></text:p>
        </text:list-item>
      </text:list>
      <text:p text:style-name="P1"/>
      <text:list xml:id="list142115748018292" text:continue-numbering="true" text:style-name="L1">
        <text:list-item>
          <text:p text:style-name="P6">Quantas seções o site terá e quais serão os nomes dessas seções? </text:p>
          <text:p text:style-name="P8">a- quem somos</text:p>
          <text:p text:style-name="P8">b- nossos produtos</text:p>
          <text:p text:style-name="P8">c- formulario</text:p>
        </text:list-item>
      </text:list>
      <text:p text:style-name="P9"><text:tab/>d-pagamentos</text:p>
      <text:p text:style-name="P1"/>
      <text:list xml:id="list142116059851541" text:continue-numbering="true" text:style-name="L1">
        <text:list-item>
          <text:p text:style-name="P6">Qual a localização das seções no site? <text:span text:style-name="T4">Na área main e com um navegador no cabeçalho</text:span></text:p>
        </text:list-item>
      </text:list>
      <text:p text:style-name="P1"/>
      <text:list xml:id="list142114346475376" text:continue-numbering="true" text:style-name="L1">
        <text:list-item>
          <text:p text:style-name="P6">A página terá textos? Em que seções esses textos estarão?</text:p>
        </text:list-item>
      </text:list>
      <text:p text:style-name="P1"/>
      <text:list xml:id="list142115356135141" text:continue-numbering="true" text:style-name="L1">
        <text:list-item>
          <text:p text:style-name="P6">A página terá imagens? Em quais seções elas serão adicionadas?</text:p>
        </text:list-item>
      </text:list>
      <text:p text:style-name="P1"/>
      <text:list xml:id="list142115183655916" text:continue-numbering="true" text:style-name="L1">
        <text:list-item>
          <text:p text:style-name="P6">A página terá vídeos? Em quais seções eles estarão? <text:span text:style-name="T3">Sim do youtube</text:span></text:p>
        </text:list-item>
      </text:list>
      <text:p text:style-name="P1"/>
      <text:list xml:id="list142115847225756" text:continue-numbering="true" text:style-name="L1">
        <text:list-item>
          <text:p text:style-name="P6">Em que seção estará localizado o formulário de contato? <text:span text:style-name="T3">Na página de formulário</text:span></text:p>
        </text:list-item>
      </text:list>
      <text:p text:style-name="P1"/>
      <text:list xml:id="list142114754015583" text:continue-numbering="true" text:style-name="L1">
        <text:list-item>
          <text:p text:style-name="P6">Haverá botões no site? <text:span text:style-name="T3">Sim a definir</text:span></text:p>
          <text:p text:style-name="P6"/>
        </text:list-item>
        <text:list-item>
          <text:p text:style-name="P6">Onde estará localizado o logo da empresa? <text:span text:style-name="T3">No cabeçalho</text:span></text:p>
        </text:list-item>
      </text:list>
      <text:p text:style-name="P2"/>
      <text:list xml:id="list142114968331135" text:continue-numbering="true" text:style-name="L1">
        <text:list-item>
          <text:p text:style-name="P7">Qual a localização dos ícones de redes sociais? <text:span text:style-name="T4">No rodapé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1:00:31.898794037</meta:creation-date>
    <dc:date>2023-10-18T14:21:14.114032468</dc:date>
    <meta:editing-duration>PT3H32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59" meta:character-count="868" meta:non-whitespace-character-count="734"/>
  </office:meta>
</office:document-meta>
</file>